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ohit Bengali" svg:font-family="'Lohit Bengali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2cm"/>
    </style:style>
    <style:style style:name="co2" style:family="table-column">
      <style:table-column-properties fo:break-before="auto" style:column-width="9.289cm"/>
    </style:style>
    <style:style style:name="co3" style:family="table-column">
      <style:table-column-properties fo:break-before="auto" style:column-width="8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1.023cm" fo:break-before="auto" style:use-optimal-row-height="true"/>
    </style:style>
    <style:style style:name="ro6" style:family="table-row">
      <style:table-row-properties style:row-height="0.702cm" fo:break-before="auto" style:use-optimal-row-height="true"/>
    </style:style>
    <style:style style:name="ro7" style:family="table-row">
      <style:table-row-properties style:row-height="1.344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ohit Bengal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ext-properties style:font-name="Ubuntu" fo:font-size="8pt" style:font-size-asian="8pt" style:font-size-complex="8pt"/>
    </style:style>
    <style:style style:name="ce5" style:family="table-cell" style:parent-style-name="Default" style:data-style-name="N37">
      <style:table-cell-properties style:vertical-align="automatic"/>
      <style:text-properties style:font-name="Ubuntu" fo:font-size="9pt" style:font-size-asian="9pt" style:font-size-complex="9pt"/>
    </style:style>
    <style:style style:name="ce6" style:family="table-cell" style:parent-style-name="Default">
      <style:table-cell-properties style:vertical-align="botto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Ubuntu" fo:font-size="8pt" style:font-size-asian="8pt" style:font-size-complex="8pt"/>
    </style:style>
    <style:style style:name="ce8" style:family="table-cell" style:parent-style-name="Default">
      <style:text-properties style:font-name="Ubuntu" fo:font-size="10pt" style:font-size-asian="10pt" style:font-size-complex="10pt"/>
    </style:style>
    <style:style style:name="ce9" style:family="table-cell" style:parent-style-name="Default">
      <style:table-cell-properties fo:background-color="#355269" style:text-align-source="fix" style:repeat-content="false" fo:border="0.06pt solid #383d3c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Ubuntu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ohit Bengal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383d3c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ee6ef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ohit Bengal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468a1a" style:text-align-source="fix" style:repeat-content="false" fo:border="0.06pt solid #383d3c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Ubuntu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ohit Bengal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383d3c" style:vertical-align="botto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ackground-color="#f6f9d4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6f9d4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ohit Bengal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automatic"/>
      <style:text-properties style:font-name="Ubuntu" fo:font-size="9pt" style:font-size-asian="9pt" style:font-size-complex="9pt"/>
    </style:style>
    <style:style style:name="T1" style:family="text">
      <style:text-properties style:use-window-font-color="true" fo:language="fr" fo:country="FR" style:language-asian="hi" style:country-asian="IN" style:font-name-asian="Lohit Devanagari" style:font-name-complex="Lohit Bengali" style:letter-kerning="true" style:font-size-asian="12pt" style:font-size-complex="11pt" style:font-name="Ubuntu"/>
    </style:style>
    <style:style style:name="T2" style:family="text">
      <style:text-properties style:use-window-font-color="true" fo:language="fr" fo:country="FR" style:language-asian="hi" style:country-asian="IN" style:font-name-asian="Lohit Devanagari" style:font-name-complex="Lohit Bengali" style:font-size-asian="10pt" style:font-size-complex="10pt" style:letter-kerning="true"/>
    </style:style>
    <style:style style:name="T3" style:family="text">
      <style:text-properties style:font-name="Ubuntu"/>
    </style:style>
    <style:style style:name="T4" style:family="text">
      <style:text-properties style:font-name="Ubuntu" style:use-window-font-color="true" style:letter-kerning="true" fo:language="fr" fo:country="FR" style:language-asian="hi" style:country-asian="IN" style:font-name-asian="Lohit Devanagari" style:font-name-complex="Lohit Bengali" style:font-size-asian="12pt" style:font-size-complex="11pt"/>
    </style:style>
    <style:style style:name="T5" style:family="text">
      <style:text-properties style:use-window-font-color="true" fo:language="fr" fo:country="FR" style:language-asian="hi" style:country-asian="IN" style:font-name-asian="Lohit Devanagari" style:font-name-complex="Lohit Bengali" style:font-size-asian="10pt" style:font-size-complex="10pt" style:letter-kerning="true"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Sprint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1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4">
          <table:table-cell table:style-name="ce7"/>
          <table:table-cell table:style-name="ce11" office:value-type="string" calcext:value-type="string">
            <text:p>&gt; Entraînement du modèle terminé. Résultat des prédictions pas optimal : proba d’appartenance à une classe très faible.</text:p>
          </table:table-cell>
          <table:table-cell table:style-name="ce15" office:value-type="string" calcext:value-type="string">
            <text:p>&gt; Voir comment améliorer les prédictions.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5">
          <table:table-cell table:style-name="ce7"/>
          <table:table-cell table:style-name="ce12" office:value-type="string" calcext:value-type="string">
            <text:p><text:span text:style-name="T1">&gt; Élaboration des questions/réponses avec Ludivine le matin, terminé. Travaille actuellement sur l’API : Pb de connexion à la BDD</text:span></text:p>
          </table:table-cell>
          <table:table-cell table:style-name="ce15" office:value-type="string" calcext:value-type="string">
            <text:p>&gt; Continue sur l’API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6">
          <table:table-cell table:style-name="ce7"/>
          <table:table-cell table:style-name="ce11" office:value-type="string" calcext:value-type="string">
            <text:p><text:span text:style-name="T2">&gt; Interface fonctionnelle : on peut envoyer des messages, qui s’affichent. Pas de problème pour l’instant.</text:span></text:p>
          </table:table-cell>
          <table:table-cell table:style-name="ce16" office:value-type="string" calcext:value-type="string">
            <text:p><text:span text:style-name="T5">&gt; Vérifier l’API avec Jamal puis continuer l’interface (aspect esthétique)</text:span>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7">
          <table:table-cell table:style-name="ce7"/>
          <table:table-cell table:style-name="ce11" office:value-type="string" calcext:value-type="string">
            <text:p><text:span text:style-name="T3">&gt; Élaboration</text:span><text:span text:style-name="T4"> des questions / réponses avec Jamal le matin, ok. Json + mise en place de la base de données sur Mongo Atlas, OK. Codes de connexion transmis à l’équipe. Rapports SCRUM en cours.</text:span></text:p>
          </table:table-cell>
          <table:table-cell table:style-name="ce15" office:value-type="string" calcext:value-type="string">
            <text:p><text:span text:style-name="T2">&gt; Étudier la façon dont va être gérée la différentiation entre « partenaire » et « apprenant » + voir l’intégration avec Tensorflow JS.</text:span>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2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3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4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8">
          <table:table-cell table:style-name="ce2" office:value-type="string" calcext:value-type="string" table:number-columns-spanned="4" table:number-rows-spanned="1">
            <text:p>Sprint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5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6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7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1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8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9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ohit Bengali" svg:font-family="'Lohit Bengali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931cm" fo:margin-bottom="2cm" fo:margin-left="1.012cm" fo:margin-right="1.27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9:35:38.000554876</meta:creation-date>
    <dc:date>2021-04-28T10:16:32.480836715</dc:date>
    <meta:editing-duration>PT8M32S</meta:editing-duration>
    <meta:editing-cycles>4</meta:editing-cycles>
    <meta:generator>LibreOffice/6.4.7.2$Linux_X86_64 LibreOffice_project/40$Build-2</meta:generator>
    <meta:document-statistic meta:table-count="1" meta:cell-count="152" meta:object-count="0"/>
  </office:meta>
</office:document-meta>
</file>